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SpiritRealty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8">
            <text:p>38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11]+[.F11]+[.H11]" office:value-type="percentage" office:value="0.07">
            <text:p>7,0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56.9017670907322">
            <text:p>$56,90</text:p>
          </table:table-cell>
          <table:table-cell table:style-name="ce13" table:formula="of:=[.G2]/1.07" office:value-type="currency" office:currency="EUR" office:value="53.1792215801236">
            <text:p>53,18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3.42">
            <text:p>3,42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85">
            <text:p>8,5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45.0175971565933">
            <text:p>$45,02</text:p>
          </table:table-cell>
          <table:table-cell table:style-name="ce14" table:formula="of:=[.G3]/1.07" office:value-type="currency" office:currency="EUR" office:value="42.0725207070965">
            <text:p>42,07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42.7915136555241">
            <text:p>42,79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476">
            <text:p>0,476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1">
            <text:p>10,0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36.9800394965418">
            <text:p>$36,98</text:p>
          </table:table-cell>
          <table:table-cell table:style-name="ce15" table:formula="of:=[.G4]/1.07" office:value-type="currency" office:currency="EUR" office:value="34.5607845762073">
            <text:p>34,56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2.65">
            <text:p>$2,65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2" office:value-type="percentage" office:value="0.025">
            <text:p>2,50%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2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7.18487394957983">
            <text:p>7,18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5,69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2" office:value-type="percentage" office:value="0.005">
            <text:p>0,50%</text:p>
          </table:table-cell>
          <table:table-cell table:style-name="ce2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2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2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2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6">26.12.2022</text:date>, <text:time>16:46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6T16:46:55.12</dc:date>
    <dc:creator>aaa </dc:creator>
    <meta:editing-duration>P2DT22H32M43S</meta:editing-duration>
    <meta:editing-cycles>48</meta:editing-cycles>
    <meta:generator>OpenOffice/4.1.5$Win32 OpenOffice.org_project/415m1$Build-9789</meta:generator>
    <meta:document-statistic meta:table-count="5" meta:cell-count="616" meta:object-count="0"/>
  </office:meta>
</office:document-meta>
</file>